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3" style:font-size-asian="32pt" style:font-weight-asian="bold" style:font-name-complex="Segoe UI3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48cm">
          <draw:text-box>
            <text:p text:style-name="P1"><text:span text:style-name="T1">HYMN #430</text:span></text:p>
            <text:p text:style-name="P1"><text:span text:style-name="T2">“</text:span><text:span text:style-name="T2">My Song Is Love Unknow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7.011cm" svg:x="1.27cm" svg:y="0.609cm">
          <draw:text-box>
            <text:p text:style-name="P1"><text:span text:style-name="T3">1.</text:span><text:span text:style-name="T3"><text:tab/></text:span><text:span text:style-name="T4">My song is love unknown,</text:span><text:span text:style-name="T4"><text:line-break/></text:span><text:span text:style-name="T4">My Savior’s love to me,</text:span><text:span text:style-name="T4"><text:line-break/></text:span><text:span text:style-name="T4">Love to the loveless shown</text:span><text:span text:style-name="T4"><text:line-break/></text:span><text:span text:style-name="T4">That they might lovely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4" draw:layer="layout" svg:width="25.654cm" svg:height="7.011cm" svg:x="1.27cm" svg:y="0.508cm">
          <draw:text-box>
            <text:p text:style-name="P1"><text:span text:style-name="T4">Oh, who am I</text:span><text:span text:style-name="T4"><text:line-break/></text:span><text:span text:style-name="T4">That for my sake</text:span><text:span text:style-name="T4"><text:line-break/></text:span><text:span text:style-name="T4">My Lord should take</text:span><text:span text:style-name="T4"><text:line-break/></text:span><text:span text:style-name="T4">Frail flesh and di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6" draw:layer="layout" svg:width="25.654cm" svg:height="7.011cm" svg:x="1.27cm" svg:y="0.508cm">
          <draw:text-box>
            <text:p text:style-name="P5"><text:span text:style-name="T5">2. </text:span><text:span text:style-name="T6">He came from His blest throne</text:span><text:span text:style-name="T6"><text:line-break/></text:span><text:span text:style-name="T6">Salvation to bestow;</text:span><text:span text:style-name="T6"><text:line-break/></text:span><text:span text:style-name="T6">But men made strange, and none</text:span><text:span text:style-name="T6"><text:line-break/></text:span><text:span text:style-name="T6">The longed-for Christ would kn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6" draw:layer="layout" svg:width="25.654cm" svg:height="7.011cm" svg:x="1.27cm" svg:y="0.508cm">
          <draw:text-box>
            <text:p text:style-name="P5"><text:span text:style-name="T6">But, oh, my friend,</text:span><text:span text:style-name="T6"><text:line-break/></text:span><text:span text:style-name="T6">My friend indeed,</text:span><text:span text:style-name="T6"><text:line-break/></text:span><text:span text:style-name="T6">Who at my need</text:span><text:span text:style-name="T6"><text:line-break/></text:span><text:span text:style-name="T6">His life did sp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6" draw:layer="layout" svg:width="25.654cm" svg:height="7.011cm" svg:x="1.27cm" svg:y="0.508cm">
          <draw:text-box>
            <text:p text:style-name="P5"><text:span text:style-name="T5">3. </text:span><text:span text:style-name="T6">Sometimes they strew His way</text:span><text:span text:style-name="T6"><text:line-break/></text:span><text:span text:style-name="T6">And His sweet praises sing;</text:span><text:span text:style-name="T6"><text:line-break/></text:span><text:span text:style-name="T6">Resounding all the day</text:span><text:span text:style-name="T6"><text:line-break/></text:span><text:span text:style-name="T6">Hosannas to their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6" draw:layer="layout" svg:width="24.638cm" svg:height="7.011cm" svg:x="1.778cm" svg:y="0.762cm">
          <draw:text-box>
            <text:p text:style-name="P5"><text:span text:style-name="T6">Then “Crucify!”</text:span><text:span text:style-name="T6"><text:line-break/></text:span><text:span text:style-name="T6">Is all their breath,</text:span><text:span text:style-name="T6"><text:line-break/></text:span><text:span text:style-name="T6">And for His death</text:span><text:span text:style-name="T6"><text:line-break/></text:span><text:span text:style-name="T6">They thirst and c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6" draw:layer="layout" svg:width="25.654cm" svg:height="7.011cm" svg:x="1.27cm" svg:y="0.863cm">
          <draw:text-box>
            <text:p text:style-name="P5"><text:span text:style-name="T5">4. </text:span><text:span text:style-name="T6">Why, what hath my Lord done?</text:span><text:span text:style-name="T6"><text:line-break/></text:span><text:span text:style-name="T6">What makes this rage and spite?</text:span><text:span text:style-name="T6"><text:line-break/></text:span><text:span text:style-name="T6">He made the lame to run,</text:span><text:span text:style-name="T6"><text:line-break/></text:span><text:span text:style-name="T6">He gave the blind their s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3" draw:text-style-name="P6" draw:layer="layout" svg:width="25.654cm" svg:height="7.011cm" svg:x="1.27cm" svg:y="0.508cm">
          <draw:text-box>
            <text:p text:style-name="P5"><text:span text:style-name="T6">Sweet injuries!</text:span><text:span text:style-name="T6"><text:line-break/></text:span><text:span text:style-name="T6">Yet they at these</text:span><text:span text:style-name="T6"><text:line-break/></text:span><text:span text:style-name="T6">Themselves displease</text:span><text:span text:style-name="T6"><text:line-break/></text:span><text:span text:style-name="T6">And ’gainst Him r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3" draw:text-style-name="P6" draw:layer="layout" svg:width="25.654cm" svg:height="7.011cm" svg:x="1.27cm" svg:y="0.508cm">
          <draw:text-box>
            <text:p text:style-name="P5"><text:span text:style-name="T5">5. </text:span><text:span text:style-name="T6">They rise and needs will have</text:span><text:span text:style-name="T6"><text:line-break/></text:span><text:span text:style-name="T6">My dear Lord made away;</text:span><text:span text:style-name="T6"><text:line-break/></text:span><text:span text:style-name="T6">A murderer they save,</text:span><text:span text:style-name="T6"><text:line-break/></text:span><text:span text:style-name="T6">The Prince of Life they sl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3" draw:text-style-name="P6" draw:layer="layout" svg:width="25.654cm" svg:height="7.011cm" svg:x="1.27cm" svg:y="0.508cm">
          <draw:text-box>
            <text:p text:style-name="P5"><text:span text:style-name="T6">Yet cheerful He</text:span><text:span text:style-name="T6"><text:line-break/></text:span><text:span text:style-name="T6">To suff’ring goes</text:span><text:span text:style-name="T6"><text:line-break/></text:span><text:span text:style-name="T6">That He His foes</text:span><text:span text:style-name="T6"><text:line-break/></text:span><text:span text:style-name="T6">From thence might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11" presentation:presentation-page-layout-name="AL1T0">
        <draw:frame draw:style-name="gr3" draw:text-style-name="P6" draw:layer="layout" svg:width="25.654cm" svg:height="7.011cm" svg:x="1.27cm" svg:y="0.863cm">
          <draw:text-box>
            <text:p text:style-name="P5"><text:span text:style-name="T5">6. </text:span><text:span text:style-name="T6">In life no house, no home</text:span><text:span text:style-name="T6"><text:line-break/></text:span><text:span text:style-name="T6">My Lord on earth might have;</text:span><text:span text:style-name="T6"><text:line-break/></text:span><text:span text:style-name="T6">In death no friendly tomb</text:span><text:span text:style-name="T6"><text:line-break/></text:span><text:span text:style-name="T6">But what a stranger g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12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6">What may I say?</text:span><text:span text:style-name="T6"><text:line-break/></text:span><text:span text:style-name="T6">Heav’n was His home</text:span><text:span text:style-name="T6"><text:line-break/></text:span><text:span text:style-name="T6">But mine the tomb</text:span><text:span text:style-name="T6"><text:line-break/></text:span><text:span text:style-name="T6">Wherein He l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13" presentation:presentation-page-layout-name="AL1T0">
        <draw:frame draw:style-name="gr3" draw:text-style-name="P8" draw:layer="layout" svg:width="25.654cm" svg:height="7.011cm" svg:x="1.27cm" svg:y="0.863cm">
          <draw:text-box>
            <text:p text:style-name="P7"><text:span text:style-name="T5">7. </text:span><text:span text:style-name="T6">Here might I stay and sing,</text:span></text:p>
            <text:p text:style-name="P7"><text:span text:style-name="T6">No story so divine!</text:span></text:p>
            <text:p text:style-name="P7"><text:span text:style-name="T6">Never was love, dear King,</text:span></text:p>
            <text:p text:style-name="P7"><text:span text:style-name="T6">Never was grief like T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14" presentation:presentation-page-layout-name="AL1T0">
        <draw:frame draw:style-name="gr4" draw:text-style-name="P10" draw:layer="layout" svg:width="25.654cm" svg:height="13.016cm" svg:x="1.27cm" svg:y="0.968cm">
          <draw:text-box>
            <text:p text:style-name="P7"><text:span text:style-name="T6">This is my friend,</text:span></text:p>
            <text:p text:style-name="P7"><text:span text:style-name="T6">In whose sweet praise</text:span></text:p>
            <text:p text:style-name="P7"><text:span text:style-name="T6">I all my days</text:span></text:p>
            <text:p text:style-name="P7"><text:span text:style-name="T6">Could gladly spend!</text:span></text:p>
            <text:p text:style-name="P9"><text:span text:style-name="T7"/></text:p>
            <text:p text:style-name="P9"><text:span text:style-name="T7"/></text:p>
            <text:p text:style-name="P9"><text:span text:style-name="T7"><text:s text:c="8"/></text:span><text:span text:style-name="T8">Public domain</text:span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5:36:03.535000000</meta:creation-date>
    <dc:title>Hymn template</dc:title>
    <meta:editing-duration>PT1H25S</meta:editing-duration>
    <meta:editing-cycles>14</meta:editing-cycles>
    <meta:generator>LibreOffice/6.1.5.2$Windows_X86_64 LibreOffice_project/90f8dcf33c87b3705e78202e3df5142b201bd805</meta:generator>
    <meta:initial-creator>Arthur Hoch</meta:initial-creator>
    <dc:date>2019-04-03T18:15:35.989000000</dc:date>
    <meta:document-statistic meta:object-count="247"/>
    <meta:template xlink:type="simple" xlink:actuate="onRequest" xlink:title="Hymn template" xlink:href="../../AppData/Roaming/LibreOffice/4/user/template/Worship%20Templsates/Hymn%20template.otp" meta:date="2015-02-28T15:36:03.254000000"/>
  </office:meta>
</office:document-meta>
</file>